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master-page-name="Standard">
      <style:paragraph-properties fo:margin-top="0cm" fo:margin-bottom="0.353cm" loext:contextual-spacing="false" fo:line-height="115%" style:page-number="auto"/>
    </style:style>
    <style:style style:name="T1" style:family="text">
      <style:text-properties style:font-name="Calibri" fo:font-size="14pt" fo:language="en" fo:country="none" style:text-underline-style="solid" style:text-underline-width="auto" style:text-underline-color="font-color" fo:font-weight="bold" style:font-size-asian="14pt" style:font-weight-asian="bold"/>
    </style:style>
    <style:style style:name="T2" style:family="text">
      <style:text-properties style:font-name="Calibri" fo:font-size="11pt" fo:language="en" fo:country="none" style:text-underline-style="none" fo:font-weight="normal" style:font-size-asian="11pt" style:font-weight-asian="normal"/>
    </style:style>
    <style:style style:name="T3" style:family="text">
      <style:text-properties style:font-name="Calibri" fo:font-size="11pt" fo:language="en" fo:country="none" style:text-underline-style="none" fo:font-weight="bold" style:font-size-asian="11pt" style:font-weight-asian="bold"/>
    </style:style>
    <style:style style:name="T4" style:family="text">
      <style:text-properties style:font-name="Calibri" fo:font-size="11pt" fo:language="en" fo:country="none" style:text-underline-style="none" fo:font-weight="bold" officeooo:rsid="00162422" style:font-size-asian="11pt" style:font-weight-asian="bold"/>
    </style:style>
    <style:style style:name="T5"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icense</text:span></text:p>
      <text:p text:style-name="P1"><text:span text:style-name="T2">All royalty free stock designe elements (icons,mock-ups,templates...) on this website are free for both personal and commercial usage.</text:span></text:p>
      <text:p text:style-name="P1"><text:span text:style-name="T3">You are allowed to use all files for both personal and commercial projects.</text:span></text:p>
      <text:p text:style-name="P1"><text:span text:style-name="T2">You are allowed to use the resources from this site for any personal or commercial projects.You may modify the resources according to your requirements and include them into works,such as websites,prints,apps or any other projects.</text:span></text:p>
      <text:p text:style-name="P1"><text:span text:style-name="T2">If you use/modify the resources in your projects,we’d appreciate a linkback to this site.</text:span></text:p>
      <text:p text:style-name="P1"><text:span text:style-name="T3">You do not have rights to redistribute,resell or offer files from this site to any third party</text:span></text:p>
      <text:p text:style-name="P1"><text:span text:style-name="T2">If you wish to promote any resources from this site,you must link back to the resource page of that file where users can find download button but not directly to the download file.</text:span></text:p>
      <text:p text:style-name="P1"><text:span text:style-name="T3">If you have any question,feel free to contact us at </text:span><text:span text:style-name="T4">deveroalex</text:span><text:span text:style-name="T3">@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7T08:54:30.704000000</dc:date>
    <meta:editing-duration>PT32S</meta:editing-duration>
    <meta:editing-cycles>1</meta:editing-cycles>
    <meta:document-statistic meta:table-count="0" meta:image-count="0" meta:object-count="0" meta:page-count="1" meta:paragraph-count="8" meta:word-count="142" meta:character-count="882" meta:non-whitespace-character-count="748"/>
    <meta:generator>LibreOffice/5.1.2.2$Windows_x86 LibreOffice_project/d3bf12ecb743fc0d20e0be0c58ca359301eb705f</meta:generator>
  </office:meta>
</office:document-meta>
</file>